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3.466cm"/>
    </style:style>
    <style:style style:name="co32" style:family="table-column">
      <style:table-column-properties fo:break-before="auto" style:column-width="3.395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2.602cm"/>
    </style:style>
    <style:style style:name="co35" style:family="table-column">
      <style:table-column-properties fo:break-before="auto" style:column-width="2.238cm"/>
    </style:style>
    <style:style style:name="co36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2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1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3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3">
          <table:error-message table:message-type="stop" table:display="true"/>
        </table:content-validation>
        <table:content-validation table:name="val4" table:condition="of:cell-content-is-in-list(&quot;Unassigned&quot;;&quot;Surface&quot;;&quot;SLink&quot;;&quot;IO 1&quot;;&quot;IO 2&quot;;&quot;SigGen&quot;)" table:allow-empty-cell="true" table:display-list="unsorted" table:base-cell-address="Sockets.D2">
          <table:error-message table:message-type="stop" table:display="true"/>
        </table:content-validation>
        <table:content-validation table:name="val5" table:base-cell-address="Sockets.E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F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G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H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10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J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false" table:base-cell-address="Sockets.L2">
          <table:error-message table:message-type="stop" table:display="true"/>
        </table:content-validation>
        <table:content-validation table:name="val12" table:condition="of:cell-content-is-decimal-number() and cell-content-is-between(20,2000)" table:allow-empty-cell="true" table:base-cell-address="Sockets.L3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Sockets.O2">
          <table:error-message table:message-type="stop" table:display="true"/>
        </table:content-validation>
        <table:content-validation table:name="val14" table:base-cell-address="Sockets.R2">
          <table:error-message table:message-type="stop" table:display="true"/>
        </table:content-validation>
        <table:content-validation table:name="val15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Sockets.E2">
          <table:error-message table:message-type="stop" table:display="true"/>
        </table:content-validation>
        <table:content-validation table:name="val17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I15">
          <table:error-message table:message-type="stop" table:display="true"/>
        </table:content-validation>
        <table:content-validation table:name="val18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2" table:number-columns-repeated="2" table:default-cell-style-name="ce4"/>
        <table:table-column table:style-name="co2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7" table:default-cell-style-name="ce17"/>
        <table:table-column table:style-name="co7" table:default-cell-style-name="ce11"/>
        <table:table-column table:style-name="co1" table:default-cell-style-name="ce4"/>
        <table:table-column table:style-name="co1" table:default-cell-style-name="Default"/>
        <table:table-column table:style-name="co8" table:number-columns-repeated="15" table:default-cell-style-name="ce4"/>
        <table:table-column table:style-name="co8" table:visibility="collapse" table:number-columns-repeated="9" table:default-cell-style-name="ce4"/>
        <table:table-column table:style-name="co1" table:default-cell-style-name="Default"/>
        <table:table-column table:style-name="co8" table:visibility="collapse" table:number-columns-repeated="8" table:default-cell-style-name="ce4"/>
        <table:table-column table:style-name="co1" table:visibility="collapse" table:default-cell-style-name="ce17"/>
        <table:table-column table:style-name="co8" table:visibility="collapse" table:number-columns-repeated="24" table:default-cell-style-name="ce4"/>
        <table:table-column table:style-name="co1" table:default-cell-style-name="Default"/>
        <table:table-column table:style-name="co9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Process?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Color</text:p>
          </table:table-cell>
          <table:table-cell table:style-name="ce12" office:value-type="string" calcext:value-type="string"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8"/>
          <table:table-cell table:style-name="ce8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ca1" calcext:value-type="string">
            <text:p>DCA1 - Dca1</text:p>
          </table:table-cell>
          <table:table-cell table:style-name="ce21" table:formula="of:=CONCATENATE(&quot;DCA2 - &quot;;[$Groups.B3])" office:value-type="string" office:string-value="DCA2 - Dca2" calcext:value-type="string">
            <text:p>DCA2 - Dca2</text:p>
          </table:table-cell>
          <table:table-cell table:style-name="ce21" table:formula="of:=CONCATENATE(&quot;DCA3 - &quot;;[$Groups.B4])" office:value-type="string" office:string-value="DCA3 - Dca3" calcext:value-type="string">
            <text:p>DCA3 - Dca3</text:p>
          </table:table-cell>
          <table:table-cell table:style-name="ce21" table:formula="of:=CONCATENATE(&quot;DCA4 - &quot;;[$Groups.B5])" office:value-type="string" office:string-value="DCA4 - Dca4" calcext:value-type="string">
            <text:p>DCA4 - Dca4</text:p>
          </table:table-cell>
          <table:table-cell table:style-name="ce21" table:formula="of:=CONCATENATE(&quot;DCA5 - &quot;;[$Groups.B6])" office:value-type="string" office:string-value="DCA5 - Dca5" calcext:value-type="string">
            <text:p>DCA5 - Dca5</text:p>
          </table:table-cell>
          <table:table-cell table:style-name="ce21" table:formula="of:=CONCATENATE(&quot;DCA6 - &quot;;[$Groups.B7])" office:value-type="string" office:string-value="DCA6 - Dca6" calcext:value-type="string">
            <text:p>DCA6 - Dca6</text:p>
          </table:table-cell>
          <table:table-cell table:style-name="ce21" table:formula="of:=CONCATENATE(&quot;DCA7 - &quot;;[$Groups.B8])" office:value-type="string" office:string-value="DCA7 - Dca7" calcext:value-type="string">
            <text:p>DCA7 - Dca7</text:p>
          </table:table-cell>
          <table:table-cell table:style-name="ce21" table:formula="of:=CONCATENATE(&quot;DCA8 - &quot;;[$Groups.B9])" office:value-type="string" office:string-value="DCA8 - Dca8" calcext:value-type="string">
            <text:p>DCA8 - Dca8</text:p>
          </table:table-cell>
          <table:table-cell table:style-name="ce21" table:formula="of:=CONCATENATE(&quot;DCA9 - &quot;;[$Groups.B10])" office:value-type="string" office:string-value="DCA9 - Dca9" calcext:value-type="string">
            <text:p>DCA9 - Dca9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" calcext:value-type="string">
            <text:p>DCA17 -</text:p>
          </table:table-cell>
          <table:table-cell table:style-name="ce21" table:formula="of:=CONCATENATE(&quot;DCA18 - &quot;;[$Groups.B19])" office:value-type="string" office:string-value="DCA18 -" calcext:value-type="string">
            <text:p>DCA18 -</text:p>
          </table:table-cell>
          <table:table-cell table:style-name="ce21" table:formula="of:=CONCATENATE(&quot;DCA19 - &quot;;[$Groups.B20])" office:value-type="string" office:string-value="DCA19 -" calcext:value-type="string">
            <text:p>DCA19 -</text:p>
          </table:table-cell>
          <table:table-cell table:style-name="ce21" table:formula="of:=CONCATENATE(&quot;DCA20 - &quot;;[$Groups.B21])" office:value-type="string" office:string-value="DCA20 -" calcext:value-type="string">
            <text:p>DCA20 -</text:p>
          </table:table-cell>
          <table:table-cell table:style-name="ce21" table:formula="of:=CONCATENATE(&quot;DCA21 - &quot;;[$Groups.B22])" office:value-type="string" office:string-value="DCA21 -" calcext:value-type="string">
            <text:p>DCA21 -</text:p>
          </table:table-cell>
          <table:table-cell table:style-name="ce21" table:formula="of:=CONCATENATE(&quot;DCA22 - &quot;;[$Groups.B23])" office:value-type="string" office:string-value="DCA22 -" calcext:value-type="string">
            <text:p>DCA22 -</text:p>
          </table:table-cell>
          <table:table-cell table:style-name="ce21" table:formula="of:=CONCATENATE(&quot;DCA23 - &quot;;[$Groups.B24])" office:value-type="string" office:string-value="DCA23 -" calcext:value-type="string">
            <text:p>DCA23 -</text:p>
          </table:table-cell>
          <table:table-cell table:style-name="ce21" table:formula="of:=CONCATENATE(&quot;DCA24 - &quot;;[$Groups.B25])" office:value-type="string" office:string-value="DCA24 -" calcext:value-type="string">
            <text:p>DCA24 -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ST00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/>
          <table:table-cell table:content-validation-name="val11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ST00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40" calcext:value-type="float">
            <text:p>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TST003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0" calcext:value-type="float">
            <text:p>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TST004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" calcext:value-type="float">
            <text:p>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ST005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0" calcext:value-type="float">
            <text:p>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ST006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" calcext:value-type="float">
            <text:p>1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ST007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0" calcext:value-type="float">
            <text:p>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ST008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" calcext:value-type="float">
            <text:p>1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ST009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0" calcext:value-type="float">
            <text:p>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ST010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" calcext:value-type="float">
            <text:p>2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ST011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20" calcext:value-type="float">
            <text:p>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ST01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40" calcext:value-type="float">
            <text:p>2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ST01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7" table:number-columns-repeated="3"/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60" calcext:value-type="float">
            <text:p>2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ST01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80" calcext:value-type="float">
            <text:p>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 office:value-type="string" office:string-value="x" calcext:value-type="string">
            <text:p>x</text:p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ST015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00" calcext:value-type="float">
            <text:p>3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 office:value-type="string" office:string-value="x" calcext:value-type="string">
            <text:p>x</text:p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ST016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5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20" calcext:value-type="float">
            <text:p>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 office:value-type="string" office:string-value="x" calcext:value-type="string">
            <text:p>x</text:p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ST017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40" calcext:value-type="float">
            <text:p>3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ST018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60" calcext:value-type="float">
            <text:p>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ST019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80" calcext:value-type="float">
            <text:p>3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 office:value-type="string" office:string-value="x" calcext:value-type="string">
            <text:p>x</text:p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ST020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0" calcext:value-type="float">
            <text:p>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 office:value-type="string" office:string-value="x" calcext:value-type="string">
            <text:p>x</text:p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ST021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20" calcext:value-type="float">
            <text:p>4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 office:value-type="string" office:string-value="x" calcext:value-type="string">
            <text:p>x</text:p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ST022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40" calcext:value-type="float">
            <text:p>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 office:value-type="string" office:string-value="x" calcext:value-type="string">
            <text:p>x</text:p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ST02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60" calcext:value-type="float">
            <text:p>4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 office:value-type="string" office:string-value="x" calcext:value-type="string">
            <text:p>x</text:p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ST02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80" calcext:value-type="float">
            <text:p>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 office:value-type="string" office:string-value="x" calcext:value-type="string">
            <text:p>x</text:p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TST02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00" calcext:value-type="float">
            <text:p>5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 office:value-type="string" office:string-value="x" calcext:value-type="string">
            <text:p>x</text:p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TST02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20" calcext:value-type="float">
            <text:p>5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 office:value-type="string" office:string-value="x" calcext:value-type="string">
            <text:p>x</text:p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ST027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number-columns-repeated="3" table:style-name="ce16" table:content-validation-name="val6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40" calcext:value-type="float">
            <text:p>5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 office:value-type="string" office:string-value="x" calcext:value-type="string">
            <text:p>x</text:p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ST028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60" calcext:value-type="float">
            <text:p>5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 office:value-type="string" office:string-value="x" calcext:value-type="string">
            <text:p>x</text:p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TST029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80" calcext:value-type="float">
            <text:p>5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 office:value-type="string" office:string-value="x" calcext:value-type="string">
            <text:p>x</text:p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TST030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00" calcext:value-type="float">
            <text:p>6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 office:value-type="string" office:string-value="x" calcext:value-type="string">
            <text:p>x</text:p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TST031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20" calcext:value-type="float">
            <text:p>6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 office:value-type="string" office:string-value="x" calcext:value-type="string">
            <text:p>x</text:p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TST032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40" calcext:value-type="float">
            <text:p>6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 office:value-type="string" office:string-value="x" calcext:value-type="string">
            <text:p>x</text:p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TST033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3" calcext:value-type="float">
            <text:p>3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60" calcext:value-type="float">
            <text:p>6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 office:value-type="string" office:string-value="x" calcext:value-type="string">
            <text:p>x</text:p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TST034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4" calcext:value-type="float">
            <text:p>3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80" calcext:value-type="float">
            <text:p>6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 office:value-type="string" office:string-value="x" calcext:value-type="string">
            <text:p>x</text:p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TST03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00" calcext:value-type="float">
            <text:p>7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 office:value-type="string" office:string-value="x" calcext:value-type="string">
            <text:p>x</text:p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ST03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6" calcext:value-type="float">
            <text:p>3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20" calcext:value-type="float">
            <text:p>7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 office:value-type="string" office:string-value="x" calcext:value-type="string">
            <text:p>x</text:p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ST03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7" calcext:value-type="float">
            <text:p>3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40" calcext:value-type="float">
            <text:p>74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 office:value-type="string" office:string-value="x" calcext:value-type="string">
            <text:p>x</text:p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TST03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8" calcext:value-type="float">
            <text:p>3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60" calcext:value-type="float">
            <text:p>76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 office:value-type="string" office:string-value="x" calcext:value-type="string">
            <text:p>x</text:p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TST039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9" calcext:value-type="float">
            <text:p>3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80" calcext:value-type="float">
            <text:p>78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 office:value-type="string" office:string-value="x" calcext:value-type="string">
            <text:p>x</text:p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ST040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0" calcext:value-type="float">
            <text:p>80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 office:value-type="string" office:string-value="x" calcext:value-type="string">
            <text:p>x</text:p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ST041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1" calcext:value-type="float">
            <text:p>4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20" calcext:value-type="float">
            <text:p>82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 office:value-type="string" office:string-value="x" calcext:value-type="string">
            <text:p>x</text:p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TST042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2" calcext:value-type="float">
            <text:p>4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40" calcext:value-type="float">
            <text:p>84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 office:value-type="string" office:string-value="x" calcext:value-type="string">
            <text:p>x</text:p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ST043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3" calcext:value-type="float">
            <text:p>4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60" calcext:value-type="float">
            <text:p>86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 office:value-type="string" office:string-value="x" calcext:value-type="string">
            <text:p>x</text:p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ST044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4" calcext:value-type="float">
            <text:p>4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80" calcext:value-type="float">
            <text:p>88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 office:value-type="string" office:string-value="x" calcext:value-type="string">
            <text:p>x</text:p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TST045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00" calcext:value-type="float">
            <text:p>90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 office:value-type="string" office:string-value="x" calcext:value-type="string">
            <text:p>x</text:p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TST046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6" calcext:value-type="float">
            <text:p>4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20" calcext:value-type="float">
            <text:p>92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 office:value-type="string" office:string-value="x" calcext:value-type="string">
            <text:p>x</text:p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TST04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7" calcext:value-type="float">
            <text:p>4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40" calcext:value-type="float">
            <text:p>94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 office:value-type="string" office:string-value="x" calcext:value-type="string">
            <text:p>x</text:p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ST04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8" calcext:value-type="float">
            <text:p>4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60" calcext:value-type="float">
            <text:p>96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 office:value-type="string" office:string-value="x" calcext:value-type="string">
            <text:p>x</text:p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ST04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9" calcext:value-type="float">
            <text:p>4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80" calcext:value-type="float">
            <text:p>9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 office:value-type="string" office:string-value="x" calcext:value-type="string">
            <text:p>x</text:p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 table:formula="of:=IF([.AP50]=&quot;x&quot;;&quot;x&quot;;IF([.AP5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TST05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00" calcext:value-type="float">
            <text:p>10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 office:value-type="string" office:string-value="x" calcext:value-type="string">
            <text:p>x</text:p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 table:formula="of:=IF([.AP51]=&quot;x&quot;;&quot;x&quot;;IF([.AP5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TST051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1" calcext:value-type="float">
            <text:p>5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20" calcext:value-type="float">
            <text:p>10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 office:value-type="string" office:string-value="x" calcext:value-type="string">
            <text:p>x</text:p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 table:formula="of:=IF([.AP52]=&quot;x&quot;;&quot;x&quot;;IF([.AP5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TST052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2" calcext:value-type="float">
            <text:p>5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40" calcext:value-type="float">
            <text:p>10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 office:value-type="string" office:string-value="x" calcext:value-type="string">
            <text:p>x</text:p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 table:formula="of:=IF([.AP53]=&quot;x&quot;;&quot;x&quot;;IF([.AP5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TST053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3" calcext:value-type="float">
            <text:p>5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60" calcext:value-type="float">
            <text:p>10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 office:value-type="string" office:string-value="x" calcext:value-type="string">
            <text:p>x</text:p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 table:formula="of:=IF([.AP54]=&quot;x&quot;;&quot;x&quot;;IF([.AP5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TST054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4" calcext:value-type="float">
            <text:p>5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80" calcext:value-type="float">
            <text:p>10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 office:value-type="string" office:string-value="x" calcext:value-type="string">
            <text:p>x</text:p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 table:formula="of:=IF([.AP55]=&quot;x&quot;;&quot;x&quot;;IF([.AP5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TST055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00" calcext:value-type="float">
            <text:p>1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 office:value-type="string" office:string-value="x" calcext:value-type="string">
            <text:p>x</text:p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 table:formula="of:=IF([.AP56]=&quot;x&quot;;&quot;x&quot;;IF([.AP5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TST056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6" calcext:value-type="float">
            <text:p>5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20" calcext:value-type="float">
            <text:p>11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 office:value-type="string" office:string-value="x" calcext:value-type="string">
            <text:p>x</text:p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 table:formula="of:=IF([.AP57]=&quot;x&quot;;&quot;x&quot;;IF([.AP5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TST057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7" calcext:value-type="float">
            <text:p>5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40" calcext:value-type="float">
            <text:p>1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 office:value-type="string" office:string-value="x" calcext:value-type="string">
            <text:p>x</text:p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 table:formula="of:=IF([.AP58]=&quot;x&quot;;&quot;x&quot;;IF([.AP5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TST058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Unassigned</text:p>
          </table:table-cell>
          <table:table-cell table:style-name="ce14" table:content-validation-name="val5"/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60" calcext:value-type="float">
            <text:p>11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 office:value-type="string" office:string-value="x" calcext:value-type="string">
            <text:p>x</text:p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 table:formula="of:=IF([.AP59]=&quot;x&quot;;&quot;x&quot;;IF([.AP5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TST05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urface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80" calcext:value-type="float">
            <text:p>1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 office:value-type="string" office:string-value="x" calcext:value-type="string">
            <text:p>x</text:p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 table:formula="of:=IF([.AP60]=&quot;x&quot;;&quot;x&quot;;IF([.AP6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TST06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0" calcext:value-type="float">
            <text:p>12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 office:value-type="string" office:string-value="x" calcext:value-type="string">
            <text:p>x</text:p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 table:formula="of:=IF([.AP61]=&quot;x&quot;;&quot;x&quot;;IF([.AP6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ST061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IO 1</text:p>
          </table:table-cell>
          <table:table-cell table:style-name="ce14" table:content-validation-name="val5" office:value-type="float" office:value="61" calcext:value-type="float">
            <text:p>6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20" calcext:value-type="float">
            <text:p>1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 office:value-type="string" office:string-value="x" calcext:value-type="string">
            <text:p>x</text:p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 table:formula="of:=IF([.AP62]=&quot;x&quot;;&quot;x&quot;;IF([.AP6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TST062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IO 2</text:p>
          </table:table-cell>
          <table:table-cell table:style-name="ce14" table:content-validation-name="val5" office:value-type="float" office:value="62" calcext:value-type="float">
            <text:p>6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40" calcext:value-type="float">
            <text:p>12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 office:value-type="string" office:string-value="x" calcext:value-type="string">
            <text:p>x</text:p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 table:formula="of:=IF([.AP63]=&quot;x&quot;;&quot;x&quot;;IF([.AP6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TST063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SigGen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60" calcext:value-type="float">
            <text:p>12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 office:value-type="string" office:string-value="x" calcext:value-type="string">
            <text:p>x</text:p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 table:formula="of:=IF([.AP64]=&quot;x&quot;;&quot;x&quot;;IF([.AP6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TST064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Unassigned</text:p>
          </table:table-cell>
          <table:table-cell table:style-name="ce14" table:content-validation-name="val5"/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80" calcext:value-type="float">
            <text:p>1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 office:value-type="string" office:string-value="x" calcext:value-type="string">
            <text:p>x</text:p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 table:formula="of:=IF([.AP65]=&quot;x&quot;;&quot;x&quot;;IF([.AP6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 table:number-columns-repeated="12"/>
          <table:table-cell table:content-validation-name="val11" table:number-columns-repeated="2"/>
          <table:table-cell table:number-columns-repeated="16370"/>
        </table:table-row>
        <table:table-row table:style-name="ro2">
          <table:table-cell table:number-columns-repeated="12"/>
          <table:table-cell table:content-validation-name="val12" table:number-columns-repeated="2"/>
          <table:table-cell table:number-columns-repeated="16370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4:Channels.P1048576 Channels.P1:Channels.P1 Channels.G1:Channels.I1 Channels.H66:Channels.I1048576 Channels.G3:Channels.G13 Channels.G18:Channels.G1048576 Channels.H28:Channels.I28 Channels.D1:Channels.F1048576 Channels.A2:Channels.A65">
            <calcext:condition calcext:apply-style-name="ConditionalStyle_1" calcext:value="=&quot;purple&quot;" calcext:base-cell-address="Channels.A1"/>
            <calcext:condition calcext:apply-style-name="ConditionalStyle_2" calcext:value="=&quot;light blue&quot;" calcext:base-cell-address="Channels.A1"/>
            <calcext:condition calcext:apply-style-name="ConditionalStyle_3" calcext:value="=&quot;green&quot;" calcext:base-cell-address="Channels.A1"/>
            <calcext:condition calcext:apply-style-name="ConditionalStyle_4" calcext:value="=&quot;red&quot;" calcext:base-cell-address="Channels.A1"/>
            <calcext:condition calcext:apply-style-name="ConditionalStyle_5" calcext:value="=&quot;black&quot;" calcext:base-cell-address="Channels.A1"/>
            <calcext:condition calcext:apply-style-name="ConditionalStyle_6" calcext:value="=&quot;yellow&quot;" calcext:base-cell-address="Channels.A1"/>
            <calcext:condition calcext:apply-style-name="ConditionalStyle_7" calcext:value="=&quot;blue&quot;" calcext:base-cell-address="Channels.A1"/>
          </calcext:conditional-format>
        </calcext:conditional-formats>
      </table:table>
      <table:table table:name="Sockets" table:style-name="ta2">
        <table:table-column table:style-name="co10" table:default-cell-style-name="ce17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number-columns-repeated="7" table:default-cell-style-name="ce4"/>
        <table:table-column table:style-name="co15" table:number-columns-repeated="4" table:default-cell-style-name="ce4"/>
        <table:table-column table:style-name="co14" table:default-cell-style-name="ce4"/>
        <table:table-column table:style-name="co14" table:number-columns-repeated="2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number-columns-repeated="16362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7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7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7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4"/>
        <table:table-column table:style-name="co18" table:number-columns-repeated="2" table:default-cell-style-name="ce17"/>
        <table:table-column table:style-name="co19" table:default-cell-style-name="ce17"/>
        <table:table-column table:style-name="co19" table:default-cell-style-name="ce4"/>
        <table:table-column table:style-name="co20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1" table:number-columns-repeated="2" table:default-cell-style-name="ce4"/>
        <table:table-column table:style-name="co22" table:default-cell-style-name="ce17"/>
        <table:table-column table:style-name="co17" table:default-cell-style-name="Default"/>
        <table:table-column table:style-name="co17" table:visibility="collapse" table:default-cell-style-name="ce17"/>
        <table:table-column table:style-name="co17" table:default-cell-style-name="Default"/>
        <table:table-column table:style-name="co17" table:default-cell-style-name="ce4"/>
        <table:table-column table:style-name="co18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3" table:number-columns-repeated="2" table:default-cell-style-name="ce4"/>
        <table:table-column table:style-name="co24" table:default-cell-style-name="ce17"/>
        <table:table-column table:style-name="co25" table:default-cell-style-name="ce17"/>
        <table:table-column table:style-name="co17" table:visibility="collapse" table:default-cell-style-name="ce4"/>
        <table:table-column table:style-name="co18" table:number-columns-repeated="2" table:default-cell-style-name="ce4"/>
        <table:table-column table:style-name="co21" table:default-cell-style-name="ce17"/>
        <table:table-column table:style-name="co26" table:default-cell-style-name="ce17"/>
        <table:table-column table:style-name="co19" table:visibility="collapse" table:default-cell-style-name="ce17"/>
        <table:table-column table:style-name="co23" table:default-cell-style-name="ce17"/>
        <table:table-column table:style-name="co23" table:default-cell-style-name="ce4"/>
        <table:table-column table:style-name="co27" table:default-cell-style-name="ce17"/>
        <table:table-column table:style-name="co24" table:default-cell-style-name="ce17"/>
        <table:table-column table:style-name="co17" table:visibility="collapse" table:default-cell-style-name="ce4"/>
        <table:table-column table:style-name="co28" table:default-cell-style-name="ce4"/>
        <table:table-column table:style-name="co28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27" table:number-columns-repeated="2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17" table:number-columns-repeated="2" table:default-cell-style-name="Default"/>
        <table:table-column table:style-name="co29" table:default-cell-style-name="ce17"/>
        <table:table-column table:style-name="co30" table:default-cell-style-name="ce17"/>
        <table:table-column table:style-name="co17" table:default-cell-style-name="Default"/>
        <table:table-column table:style-name="co17" table:visibility="collapse" table:number-columns-repeated="5" table:default-cell-style-name="ce17"/>
        <table:table-column table:style-name="co31" table:visibility="collapse" table:default-cell-style-name="ce17"/>
        <table:table-column table:style-name="co32" table:visibility="collapse" table:default-cell-style-name="ce17"/>
        <table:table-column table:style-name="co17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5"/>
          <table:table-cell table:style-name="ce36" office:value-type="string" calcext:value-type="string">
            <text:p>Mono Auxes</text:p>
          </table:table-cell>
          <table:table-cell table:style-name="ce36" office:value-type="string" calcext:value-type="string">
            <text:p>Aux Name</text:p>
          </table:table-cell>
          <table:table-cell table:style-name="ce36" office:value-type="string" calcext:value-type="string">
            <text:p>Aux Color</text:p>
          </table:table-cell>
          <table:table-cell table:style-name="ce35" table:number-columns-repeated="2"/>
          <table:table-cell table:style-name="ce36" office:value-type="string" calcext:value-type="string">
            <text:p>Stereo Auxes</text:p>
          </table:table-cell>
          <table:table-cell table:style-name="ce36" office:value-type="string" calcext:value-type="string">
            <text:p>StAux Name</text:p>
          </table:table-cell>
          <table:table-cell table:style-name="ce36" office:value-type="string" calcext:value-type="string">
            <text:p>StAux Color</text:p>
          </table:table-cell>
          <table:table-cell table:style-name="ce35" table:number-columns-repeated="2"/>
          <table:table-cell table:style-name="ce41" office:value-type="string" calcext:value-type="string">
            <text:p>Mono Group</text:p>
          </table:table-cell>
          <table:table-cell table:style-name="ce41" office:value-type="string" calcext:value-type="string">
            <text:p>Group Name</text:p>
          </table:table-cell>
          <table:table-cell table:style-name="ce41" office:value-type="string" calcext:value-type="string">
            <text:p>Group Color</text:p>
          </table:table-cell>
          <table:table-cell table:style-name="ce35" table:number-columns-repeated="2"/>
          <table:table-cell table:style-name="ce41" office:value-type="string" calcext:value-type="string">
            <text:p>Stereo Group</text:p>
          </table:table-cell>
          <table:table-cell table:style-name="ce41" office:value-type="string" calcext:value-type="string">
            <text:p>StGroup Name</text:p>
          </table:table-cell>
          <table:table-cell table:style-name="ce41" office:value-type="string" calcext:value-type="string">
            <text:p>StGroup Color</text:p>
          </table:table-cell>
          <table:table-cell table:style-name="ce35" table:number-columns-repeated="2"/>
          <table:table-cell table:style-name="ce43" office:value-type="string" calcext:value-type="string">
            <text:p>Mono Matrix</text:p>
          </table:table-cell>
          <table:table-cell table:style-name="ce43" office:value-type="string" calcext:value-type="string">
            <text:p>Matrix Name</text:p>
          </table:table-cell>
          <table:table-cell table:style-name="ce43" office:value-type="string" calcext:value-type="string">
            <text:p>Matrix Color</text:p>
          </table:table-cell>
          <table:table-cell table:style-name="ce35" table:number-columns-repeated="2"/>
          <table:table-cell table:style-name="ce43" office:value-type="string" calcext:value-type="string">
            <text:p>Stereo Matrix</text:p>
          </table:table-cell>
          <table:table-cell table:style-name="ce43" office:value-type="string" calcext:value-type="string">
            <text:p>StMatrix Name</text:p>
          </table:table-cell>
          <table:table-cell table:style-name="ce43" office:value-type="string" calcext:value-type="string">
            <text:p>StMatrix Color</text:p>
          </table:table-cell>
          <table:table-cell table:number-columns-repeated="2"/>
          <table:table-cell table:style-name="ce36" office:value-type="string" calcext:value-type="string">
            <text:p>Mono FX Send</text:p>
          </table:table-cell>
          <table:table-cell table:style-name="ce36" office:value-type="string" calcext:value-type="string">
            <text:p>FX Name</text:p>
          </table:table-cell>
          <table:table-cell table:style-name="ce36" office:value-type="string" calcext:value-type="string">
            <text:p>FX Color</text:p>
          </table:table-cell>
          <table:table-cell table:number-columns-repeated="2"/>
          <table:table-cell table:style-name="ce36" office:value-type="string" calcext:value-type="string">
            <text:p>Stereo FX Send</text:p>
          </table:table-cell>
          <table:table-cell table:style-name="ce36" office:value-type="string" calcext:value-type="string">
            <text:p>StFX Name</text:p>
          </table:table-cell>
          <table:table-cell table:style-name="ce36" office:value-type="string" calcext:value-type="string">
            <text:p>StFX Color</text:p>
          </table:table-cell>
          <table:table-cell/>
          <table:table-cell table:style-name="ce17"/>
          <table:table-cell table:style-name="ce44" office:value-type="string" calcext:value-type="string">
            <text:p>FX Return</text:p>
          </table:table-cell>
          <table:table-cell table:style-name="ce44" office:value-type="string" calcext:value-type="string">
            <text:p>FX Return Name</text:p>
          </table:table-cell>
          <table:table-cell table:style-name="ce44" office:value-type="string" calcext:value-type="string">
            <text:p>FX Return Color</text:p>
          </table:table-cell>
          <table:table-cell table:style-name="ce17"/>
          <table:table-cell table:style-name="ce36" office:value-type="string" calcext:value-type="string">
            <text:p>UFX Send</text:p>
          </table:table-cell>
          <table:table-cell table:style-name="ce36" office:value-type="string" calcext:value-type="string">
            <text:p>UFX Name</text:p>
          </table:table-cell>
          <table:table-cell table:style-name="ce36" office:value-type="string" calcext:value-type="string">
            <text:p>UFX Color</text:p>
          </table:table-cell>
          <table:table-cell/>
          <table:table-cell table:style-name="ce44" office:value-type="string" calcext:value-type="string">
            <text:p>UFX Return</text:p>
          </table:table-cell>
          <table:table-cell table:style-name="ce44" office:value-type="string" calcext:value-type="string">
            <text:p>UFX Return Name</text:p>
          </table:table-cell>
          <table:table-cell table:style-name="ce44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ca1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Aux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Aux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Grp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style-name="ce42" table:formula="of:=IF([.P2]&lt;&gt;CONCATENATE(&quot;Grp&quot;;[.O2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Grp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Mtx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Mtx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Fx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Fx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FxRet1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UFx1</text:p>
          </table:table-cell>
          <table:table-cell table:style-name="ce45" table:content-validation-name="val18" office:value-type="string" calcext:value-type="string">
            <text:p>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UFxRet1</text:p>
          </table:table-cell>
          <table:table-cell table:style-name="ce45" table:content-validation-name="val18" office:value-type="string" calcext:value-type="string">
            <text:p>blu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Dca2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Aux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Aux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Grp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2" table:formula="of:=IF([.P3]&lt;&gt;CONCATENATE(&quot;Grp&quot;;[.O3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Grp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Mtx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Mtx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Fx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Fx2</text:p>
          </table:table-cell>
          <table:table-cell table:style-name="ce39" table:content-validation-name="val2" office:value-type="string" calcext:value-type="string">
            <text:p>red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FxRet2</text:p>
          </table:table-cell>
          <table:table-cell table:style-name="ce39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UFx2</text:p>
          </table:table-cell>
          <table:table-cell table:style-name="ce46" table:content-validation-name="val18" office:value-type="string" calcext:value-type="string">
            <text:p>red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UFxRet2</text:p>
          </table:table-cell>
          <table:table-cell table:style-name="ce46" table:content-validation-name="val18" office:value-type="string" calcext:value-type="string">
            <text:p>red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Dca3</text:p>
          </table:table-cell>
          <table:table-cell table:style-name="ce33" table:content-validation-name="val2" office:value-type="string" calcext:value-type="string">
            <text:p>yellow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Aux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Aux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Grp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2" table:formula="of:=IF([.P4]&lt;&gt;CONCATENATE(&quot;Grp&quot;;[.O4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Grp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Mtx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Mtx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Fx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Fx3</text:p>
          </table:table-cell>
          <table:table-cell table:style-name="ce39" table:content-validation-name="val2" office:value-type="string" calcext:value-type="string">
            <text:p>yellow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FxRet3</text:p>
          </table:table-cell>
          <table:table-cell table:style-name="ce39" table:content-validation-name="val2" office:value-type="string" calcext:value-type="string">
            <text:p>yellow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UFx3</text:p>
          </table:table-cell>
          <table:table-cell table:style-name="ce46" table:content-validation-name="val18" office:value-type="string" calcext:value-type="string">
            <text:p>yellow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UFxRet3</text:p>
          </table:table-cell>
          <table:table-cell table:style-name="ce46" table:content-validation-name="val18" office:value-type="string" calcext:value-type="string">
            <text:p>yellow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Dca4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Aux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Aux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Grp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2" table:formula="of:=IF([.P5]&lt;&gt;CONCATENATE(&quot;Grp&quot;;[.O5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Grp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Mtx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Mtx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Fx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Fx4</text:p>
          </table:table-cell>
          <table:table-cell table:style-name="ce39" table:content-validation-name="val2" office:value-type="string" calcext:value-type="string">
            <text:p>green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FxRet4</text:p>
          </table:table-cell>
          <table:table-cell table:style-name="ce39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UFx4</text:p>
          </table:table-cell>
          <table:table-cell table:style-name="ce46" table:content-validation-name="val18" office:value-type="string" calcext:value-type="string">
            <text:p>green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UFxRet4</text:p>
          </table:table-cell>
          <table:table-cell table:style-name="ce46" table:content-validation-name="val18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Dca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Aux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Aux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Grp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2" table:formula="of:=IF([.P6]&lt;&gt;CONCATENATE(&quot;Grp&quot;;[.O6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Grp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Mtx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Mtx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Fx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Fx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FxRet5</text:p>
          </table:table-cell>
          <table:table-cell table:style-name="ce39" table:content-validation-name="val2" office:value-type="string" calcext:value-type="string">
            <text:p>light blue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UFx5</text:p>
          </table:table-cell>
          <table:table-cell table:style-name="ce46" table:content-validation-name="val18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UFxRet5</text:p>
          </table:table-cell>
          <table:table-cell table:style-name="ce46" table:content-validation-name="val18" office:value-type="string" calcext:value-type="string">
            <text:p>light blue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Dca6</text:p>
          </table:table-cell>
          <table:table-cell table:style-name="ce34" table:content-validation-name="val2" office:value-type="string" calcext:value-type="string">
            <text:p>whit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Aux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Aux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Grp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2" table:formula="of:=IF([.P7]&lt;&gt;CONCATENATE(&quot;Grp&quot;;[.O7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Grp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Mtx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Mtx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Fx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Fx6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FxRet6</text:p>
          </table:table-cell>
          <table:table-cell table:style-name="ce40" table:content-validation-name="val2" office:value-type="string" calcext:value-type="string">
            <text:p>white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UFx6</text:p>
          </table:table-cell>
          <table:table-cell table:style-name="ce47" table:content-validation-name="val18" office:value-type="string" calcext:value-type="string">
            <text:p>whit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UFxRet6</text:p>
          </table:table-cell>
          <table:table-cell table:style-name="ce47" table:content-validation-name="val18" office:value-type="string" calcext:value-type="string">
            <text:p>white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Dca7</text:p>
          </table:table-cell>
          <table:table-cell table:style-name="ce34" table:content-validation-name="val2" office:value-type="string" calcext:value-type="string">
            <text:p>purpl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Aux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Aux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Grp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2" table:formula="of:=IF([.P8]&lt;&gt;CONCATENATE(&quot;Grp&quot;;[.O8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Grp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Mtx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Mtx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Fx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Fx7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FxRet7</text:p>
          </table:table-cell>
          <table:table-cell table:style-name="ce40" table:content-validation-name="val2" office:value-type="string" calcext:value-type="string">
            <text:p>purpl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UFx7</text:p>
          </table:table-cell>
          <table:table-cell table:style-name="ce47" table:content-validation-name="val18" office:value-type="string" calcext:value-type="string">
            <text:p>purpl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UFxRet7</text:p>
          </table:table-cell>
          <table:table-cell table:style-name="ce47" table:content-validation-name="val18" office:value-type="string" calcext:value-type="string">
            <text:p>purple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Dca8</text:p>
          </table:table-cell>
          <table:table-cell table:style-name="ce34" table:content-validation-name="val2" office:value-type="string" calcext:value-type="string">
            <text:p>black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Aux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Aux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Grp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2" table:formula="of:=IF([.P9]&lt;&gt;CONCATENATE(&quot;Grp&quot;;[.O9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Grp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Mtx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Mtx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Fx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Fx8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FxRet8</text:p>
          </table:table-cell>
          <table:table-cell table:style-name="ce40" table:content-validation-name="val2" office:value-type="string" calcext:value-type="string">
            <text:p>black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UFx8</text:p>
          </table:table-cell>
          <table:table-cell table:style-name="ce47" table:content-validation-name="val18" office:value-type="string" calcext:value-type="string">
            <text:p>black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UFxRet8</text:p>
          </table:table-cell>
          <table:table-cell table:style-name="ce47" table:content-validation-name="val18" office:value-type="string" calcext:value-type="string">
            <text:p>black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Dca9</text:p>
          </table:table-cell>
          <table:table-cell table:style-name="ce34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Aux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Aux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Grp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2" table:formula="of:=IF([.P10]&lt;&gt;CONCATENATE(&quot;Grp&quot;;[.O10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Grp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Mtx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Mtx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Fx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Fx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FxRet9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number-columns-repeated="8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4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Aux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Aux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Grp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2" table:formula="of:=IF([.P11]&lt;&gt;CONCATENATE(&quot;Grp&quot;;[.O11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Grp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Mtx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Mtx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Fx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Fx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FxRet10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number-columns-repeated="8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4" table:content-validation-name="val2" office:value-type="string" calcext:value-type="string">
            <text:p>yellow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Aux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Aux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Grp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2" table:formula="of:=IF([.P12]&lt;&gt;CONCATENATE(&quot;Grp&quot;;[.O12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Grp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Mtx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Mtx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Fx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Fx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FxRet11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number-columns-repeated="8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4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Aux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Aux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Grp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2" table:formula="of:=IF([.P13]&lt;&gt;CONCATENATE(&quot;Grp&quot;;[.O13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Grp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Mtx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Mtx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Fx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Fx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FxRet12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4" table:content-validation-name="val2" office:value-type="string" calcext:value-type="string">
            <text:p>light blue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Aux13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StAux13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Grp13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2" table:formula="of:=IF([.P14]&lt;&gt;CONCATENATE(&quot;Grp&quot;;[.O14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StGrp13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Mtx13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StMtx13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4"/>
          <table:table-cell table:style-name="ce38"/>
          <table:table-cell table:style-name="ce33" table:content-validation-name="val2"/>
          <table:table-cell table:style-name="ce4" table:formula="of:=IF([.AJ14]&lt;&gt;CONCATENATE(&quot;Fx&quot;;[.AI14]);1;0)" office:value-type="float" office:value="1" calcext:value-type="float">
            <text:p>1</text:p>
          </table:table-cell>
          <table:table-cell table:style-name="ce4" table:number-columns-repeated="2"/>
          <table:table-cell table:style-name="ce38"/>
          <table:table-cell table:style-name="ce33" table:content-validation-name="val2"/>
          <table:table-cell table:style-name="ce4" table:formula="of:=IF([.AO14]&lt;&gt;CONCATENATE(&quot;StFx&quot;;[.AN14]);1;0)" office:value-type="float" office:value="1" calcext:value-type="float">
            <text:p>1</text:p>
          </table:table-cell>
          <table:table-cell table:style-name="ce4" table:number-columns-repeated="2"/>
          <table:table-cell table:style-name="ce38"/>
          <table:table-cell table:style-name="ce33" table:content-validation-name="val2"/>
          <table:table-cell table:number-columns-repeated="8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4" table:content-validation-name="val2" office:value-type="string" calcext:value-type="string">
            <text:p>white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Aux14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tAux14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Grp14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2" table:formula="of:=IF([.P15]&lt;&gt;CONCATENATE(&quot;Grp&quot;;[.O15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tGrp14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Mtx14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tMtx14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style-name="ce4" table:formula="of:=IF([.AJ15]&lt;&gt;CONCATENATE(&quot;Fx&quot;;[.AI15]);1;0)" office:value-type="float" office:value="1" calcext:value-type="float">
            <text:p>1</text:p>
          </table:table-cell>
          <table:table-cell table:style-name="ce4" table:number-columns-repeated="2"/>
          <table:table-cell table:style-name="ce17"/>
          <table:table-cell table:style-name="ce33" table:content-validation-name="val2"/>
          <table:table-cell table:style-name="ce4" table:formula="of:=IF([.AO15]&lt;&gt;CONCATENATE(&quot;StFx&quot;;[.AN15])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4" table:content-validation-name="val2" office:value-type="string" calcext:value-type="string">
            <text:p>purple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Aux15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StAux15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Grp15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2" table:formula="of:=IF([.P16]&lt;&gt;CONCATENATE(&quot;Grp&quot;;[.O16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StGrp15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Mtx15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StMtx15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style-name="ce4" table:formula="of:=IF([.AJ16]&lt;&gt;CONCATENATE(&quot;Fx&quot;;[.AI16]);1;0)" office:value-type="float" office:value="1" calcext:value-type="float">
            <text:p>1</text:p>
          </table:table-cell>
          <table:table-cell table:style-name="ce4" table:number-columns-repeated="2"/>
          <table:table-cell table:style-name="ce17"/>
          <table:table-cell table:style-name="ce33" table:content-validation-name="val2"/>
          <table:table-cell table:style-name="ce4" table:formula="of:=IF([.AO16]&lt;&gt;CONCATENATE(&quot;StFx&quot;;[.AN16])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4" table:content-validation-name="val2" office:value-type="string" calcext:value-type="string">
            <text:p>black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Aux16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tAux16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Grp16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2" table:formula="of:=IF([.P17]&lt;&gt;CONCATENATE(&quot;Grp&quot;;[.O17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tGrp16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Mtx16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tMtx16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style-name="ce4" table:formula="of:=IF([.AJ17]&lt;&gt;CONCATENATE(&quot;Fx&quot;;[.AI17]);1;0)" office:value-type="float" office:value="1" calcext:value-type="float">
            <text:p>1</text:p>
          </table:table-cell>
          <table:table-cell table:style-name="ce4" table:number-columns-repeated="2"/>
          <table:table-cell table:style-name="ce17"/>
          <table:table-cell table:style-name="ce33" table:content-validation-name="val2"/>
          <table:table-cell table:style-name="ce4" table:formula="of:=IF([.AO17]&lt;&gt;CONCATENATE(&quot;StFx&quot;;[.AN17])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Aux17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StAux17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Grp17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2" table:formula="of:=IF([.P18]&lt;&gt;CONCATENATE(&quot;Grp&quot;;[.O18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StGrp17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Mtx17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StMtx17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Aux18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StAux18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Grp18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2" table:formula="of:=IF([.P19]&lt;&gt;CONCATENATE(&quot;Grp&quot;;[.O19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StGrp18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Mtx18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StMtx18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Aux19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StAux19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Grp19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2" table:formula="of:=IF([.P20]&lt;&gt;CONCATENATE(&quot;Grp&quot;;[.O20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StGrp19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Mtx19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StMtx19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Aux20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StAux20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Grp20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2" table:formula="of:=IF([.P21]&lt;&gt;CONCATENATE(&quot;Grp&quot;;[.O21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StGrp20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Mtx20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StMtx20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1" calcext:value-type="float">
            <text:p>21</text:p>
          </table:table-cell>
          <table:table-cell table:style-name="ce37" office:value-type="string" calcext:value-type="string">
            <text:p>Aux21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style-name="ce33" table:content-validation-name="val2"/>
          <table:table-cell table:style-name="ce4" table:formula="of:=IF([.K22]&lt;&gt;CONCATENATE(&quot;STAux&quot;;[.J2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7" office:value-type="string" calcext:value-type="string">
            <text:p>Grp21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2" table:formula="of:=IF([.P22]&lt;&gt;CONCATENATE(&quot;Grp&quot;;[.O22]);1;0)" office:value-type="float" office:value="0" calcext:value-type="float">
            <text:p>0</text:p>
          </table:table-cell>
          <table:table-cell table:style-name="ce42"/>
          <table:table-cell/>
          <table:table-cell table:style-name="ce38"/>
          <table:table-cell table:style-name="ce33" table:content-validation-name="val2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7" office:value-type="string" calcext:value-type="string">
            <text:p>Mtx21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/>
          <table:table-cell table:style-name="ce38"/>
          <table:table-cell table:style-name="ce33" table:content-validation-name="val2"/>
          <table:table-cell table:formula="of:=IF([.AE22]&lt;&gt;CONCATENATE(&quot;StMtx&quot;;[.AD22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2" calcext:value-type="float">
            <text:p>22</text:p>
          </table:table-cell>
          <table:table-cell table:style-name="ce37" office:value-type="string" calcext:value-type="string">
            <text:p>Aux22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3]&lt;&gt;CONCATENATE(&quot;STAux&quot;;[.J23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7" office:value-type="string" calcext:value-type="string">
            <text:p>Grp22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2" table:formula="of:=IF([.P23]&lt;&gt;CONCATENATE(&quot;Grp&quot;;[.O23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7" office:value-type="string" calcext:value-type="string">
            <text:p>Mtx22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3]&lt;&gt;CONCATENATE(&quot;StMtx&quot;;[.AD23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 table:style-name="ce17"/>
          <table:table-cell table:style-name="ce33" table:content-validation-name="val2"/>
          <table:table-cell table:number-columns-repeated="2"/>
          <table:table-cell table:style-name="ce4"/>
          <table:table-cell/>
          <table:table-cell table:style-name="ce33" table:content-validation-name="val2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3" calcext:value-type="float">
            <text:p>23</text:p>
          </table:table-cell>
          <table:table-cell table:style-name="ce37" office:value-type="string" calcext:value-type="string">
            <text:p>Aux23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4]&lt;&gt;CONCATENATE(&quot;STAux&quot;;[.J24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7" office:value-type="string" calcext:value-type="string">
            <text:p>Grp23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2" table:formula="of:=IF([.P24]&lt;&gt;CONCATENATE(&quot;Grp&quot;;[.O24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7" office:value-type="string" calcext:value-type="string">
            <text:p>Mtx23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4]&lt;&gt;CONCATENATE(&quot;StMtx&quot;;[.AD24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Aux24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5]&lt;&gt;CONCATENATE(&quot;STAux&quot;;[.J25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Grp24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2" table:formula="of:=IF([.P25]&lt;&gt;CONCATENATE(&quot;Grp&quot;;[.O25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Mtx24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5]&lt;&gt;CONCATENATE(&quot;StMtx&quot;;[.AD25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Aux25</text:p>
          </table:table-cell>
          <table:table-cell table:style-name="ce34" table:content-validation-name="val2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6]&lt;&gt;CONCATENATE(&quot;STAux&quot;;[.J26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Grp25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2" table:formula="of:=IF([.P26]&lt;&gt;CONCATENATE(&quot;Grp&quot;;[.O26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Mtx25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6]&lt;&gt;CONCATENATE(&quot;StMtx&quot;;[.AD26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7" office:value-type="string" calcext:value-type="string">
            <text:p>Aux26</text:p>
          </table:table-cell>
          <table:table-cell table:style-name="ce34" table:content-validation-name="val2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7]&lt;&gt;CONCATENATE(&quot;STAux&quot;;[.J27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7" office:value-type="string" calcext:value-type="string">
            <text:p>Grp26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2" table:formula="of:=IF([.P27]&lt;&gt;CONCATENATE(&quot;Grp&quot;;[.O27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7" office:value-type="string" calcext:value-type="string">
            <text:p>Mtx26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7]&lt;&gt;CONCATENATE(&quot;StMtx&quot;;[.AD27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7" office:value-type="string" calcext:value-type="string">
            <text:p>Aux27</text:p>
          </table:table-cell>
          <table:table-cell table:style-name="ce34" table:content-validation-name="val2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8]&lt;&gt;CONCATENATE(&quot;STAux&quot;;[.J28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7" office:value-type="string" calcext:value-type="string">
            <text:p>Grp27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2" table:formula="of:=IF([.P28]&lt;&gt;CONCATENATE(&quot;Grp&quot;;[.O28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7" office:value-type="string" calcext:value-type="string">
            <text:p>Mtx27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8]&lt;&gt;CONCATENATE(&quot;StMtx&quot;;[.AD28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7" office:value-type="string" calcext:value-type="string">
            <text:p>Aux28</text:p>
          </table:table-cell>
          <table:table-cell table:style-name="ce34" table:content-validation-name="val2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29]&lt;&gt;CONCATENATE(&quot;STAux&quot;;[.J29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7" office:value-type="string" calcext:value-type="string">
            <text:p>Grp28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2" table:formula="of:=IF([.P29]&lt;&gt;CONCATENATE(&quot;Grp&quot;;[.O29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7" office:value-type="string" calcext:value-type="string">
            <text:p>Mtx28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29]&lt;&gt;CONCATENATE(&quot;StMtx&quot;;[.AD29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7" office:value-type="string" calcext:value-type="string">
            <text:p>Aux29</text:p>
          </table:table-cell>
          <table:table-cell table:style-name="ce34" table:content-validation-name="val2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30]&lt;&gt;CONCATENATE(&quot;STAux&quot;;[.J30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7" office:value-type="string" calcext:value-type="string">
            <text:p>Grp29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2" table:formula="of:=IF([.P30]&lt;&gt;CONCATENATE(&quot;Grp&quot;;[.O30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7" office:value-type="string" calcext:value-type="string">
            <text:p>Mtx29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30]&lt;&gt;CONCATENATE(&quot;StMtx&quot;;[.AD30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7" office:value-type="string" calcext:value-type="string">
            <text:p>Aux30</text:p>
          </table:table-cell>
          <table:table-cell table:style-name="ce34" table:content-validation-name="val2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2"/>
          <table:table-cell table:style-name="ce4" table:formula="of:=IF([.K31]&lt;&gt;CONCATENATE(&quot;STAux&quot;;[.J31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7" office:value-type="string" calcext:value-type="string">
            <text:p>Grp30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2" table:formula="of:=IF([.P31]&lt;&gt;CONCATENATE(&quot;Grp&quot;;[.O31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2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7" office:value-type="string" calcext:value-type="string">
            <text:p>Mtx30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2"/>
          <table:table-cell table:formula="of:=IF([.AE31]&lt;&gt;CONCATENATE(&quot;StMtx&quot;;[.AD31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7" office:value-type="string" calcext:value-type="string">
            <text:p>Aux31</text:p>
          </table:table-cell>
          <table:table-cell table:style-name="ce34" table:content-validation-name="val2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32]&lt;&gt;CONCATENATE(&quot;STAux&quot;;[.J3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7" office:value-type="string" calcext:value-type="string">
            <text:p>Grp31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2" table:formula="of:=IF([.P32]&lt;&gt;CONCATENATE(&quot;Grp&quot;;[.O32]);1;0)" office:value-type="float" office:value="0" calcext:value-type="float">
            <text:p>0</text:p>
          </table:table-cell>
          <table:table-cell table:style-name="ce42"/>
          <table:table-cell table:number-columns-repeated="3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7" office:value-type="string" calcext:value-type="string">
            <text:p>Mtx31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2]&lt;&gt;CONCATENATE(&quot;StMtx&quot;;[.AD32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7" office:value-type="string" calcext:value-type="string">
            <text:p>Aux32</text:p>
          </table:table-cell>
          <table:table-cell table:style-name="ce34" table:content-validation-name="val2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2" calcext:value-type="float">
            <text:p>32</text:p>
          </table:table-cell>
          <table:table-cell table:style-name="ce37" office:value-type="string" calcext:value-type="string">
            <text:p>Grp32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2" table:formula="of:=IF([.P33]&lt;&gt;CONCATENATE(&quot;Grp&quot;;[.O3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2" calcext:value-type="float">
            <text:p>32</text:p>
          </table:table-cell>
          <table:table-cell table:style-name="ce37" office:value-type="string" calcext:value-type="string">
            <text:p>Mtx32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7" office:value-type="string" calcext:value-type="string">
            <text:p>Aux33</text:p>
          </table:table-cell>
          <table:table-cell table:style-name="ce34" table:content-validation-name="val2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7" office:value-type="string" calcext:value-type="string">
            <text:p>Grp33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2" table:formula="of:=IF([.P34]&lt;&gt;CONCATENATE(&quot;Grp&quot;;[.O3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7" office:value-type="string" calcext:value-type="string">
            <text:p>Mtx33</text:p>
          </table:table-cell>
          <table:table-cell table:style-name="ce40" table:content-validation-name="val2" office:value-type="string" calcext:value-type="string">
            <text:p>blu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7" office:value-type="string" calcext:value-type="string">
            <text:p>Aux34</text:p>
          </table:table-cell>
          <table:table-cell table:style-name="ce34" table:content-validation-name="val2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7" office:value-type="string" calcext:value-type="string">
            <text:p>Grp34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2" table:formula="of:=IF([.P35]&lt;&gt;CONCATENATE(&quot;Grp&quot;;[.O3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7" office:value-type="string" calcext:value-type="string">
            <text:p>Mtx34</text:p>
          </table:table-cell>
          <table:table-cell table:style-name="ce40" table:content-validation-name="val2" office:value-type="string" calcext:value-type="string">
            <text:p>red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7" office:value-type="string" calcext:value-type="string">
            <text:p>Aux35</text:p>
          </table:table-cell>
          <table:table-cell table:style-name="ce34" table:content-validation-name="val2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7" office:value-type="string" calcext:value-type="string">
            <text:p>Grp35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2" table:formula="of:=IF([.P36]&lt;&gt;CONCATENATE(&quot;Grp&quot;;[.O3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7" office:value-type="string" calcext:value-type="string">
            <text:p>Mtx35</text:p>
          </table:table-cell>
          <table:table-cell table:style-name="ce40" table:content-validation-name="val2" office:value-type="string" calcext:value-type="string">
            <text:p>yellow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7" office:value-type="string" calcext:value-type="string">
            <text:p>Aux36</text:p>
          </table:table-cell>
          <table:table-cell table:style-name="ce34" table:content-validation-name="val2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7" office:value-type="string" calcext:value-type="string">
            <text:p>Grp36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2" table:formula="of:=IF([.P37]&lt;&gt;CONCATENATE(&quot;Grp&quot;;[.O3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7" office:value-type="string" calcext:value-type="string">
            <text:p>Mtx36</text:p>
          </table:table-cell>
          <table:table-cell table:style-name="ce40" table:content-validation-name="val2" office:value-type="string" calcext:value-type="string">
            <text:p>green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7" office:value-type="string" calcext:value-type="string">
            <text:p>Aux37</text:p>
          </table:table-cell>
          <table:table-cell table:style-name="ce34" table:content-validation-name="val2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7" office:value-type="string" calcext:value-type="string">
            <text:p>Grp37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2" table:formula="of:=IF([.P38]&lt;&gt;CONCATENATE(&quot;Grp&quot;;[.O3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7" office:value-type="string" calcext:value-type="string">
            <text:p>Mtx37</text:p>
          </table:table-cell>
          <table:table-cell table:style-name="ce40" table:content-validation-name="val2" office:value-type="string" calcext:value-type="string">
            <text:p>light blu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7" office:value-type="string" calcext:value-type="string">
            <text:p>Aux38</text:p>
          </table:table-cell>
          <table:table-cell table:style-name="ce34" table:content-validation-name="val2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7" office:value-type="string" calcext:value-type="string">
            <text:p>Grp38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2" table:formula="of:=IF([.P39]&lt;&gt;CONCATENATE(&quot;Grp&quot;;[.O3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7" office:value-type="string" calcext:value-type="string">
            <text:p>Mtx38</text:p>
          </table:table-cell>
          <table:table-cell table:style-name="ce40" table:content-validation-name="val2" office:value-type="string" calcext:value-type="string">
            <text:p>whit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7" office:value-type="string" calcext:value-type="string">
            <text:p>Aux39</text:p>
          </table:table-cell>
          <table:table-cell table:style-name="ce34" table:content-validation-name="val2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7" office:value-type="string" calcext:value-type="string">
            <text:p>Grp39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2" table:formula="of:=IF([.P40]&lt;&gt;CONCATENATE(&quot;Grp&quot;;[.O4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7" office:value-type="string" calcext:value-type="string">
            <text:p>Mtx39</text:p>
          </table:table-cell>
          <table:table-cell table:style-name="ce40" table:content-validation-name="val2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7" office:value-type="string" calcext:value-type="string">
            <text:p>Aux40</text:p>
          </table:table-cell>
          <table:table-cell table:style-name="ce34" table:content-validation-name="val2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7" office:value-type="string" calcext:value-type="string">
            <text:p>Grp40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2" table:formula="of:=IF([.P41]&lt;&gt;CONCATENATE(&quot;Grp&quot;;[.O4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7" office:value-type="string" calcext:value-type="string">
            <text:p>Mtx40</text:p>
          </table:table-cell>
          <table:table-cell table:style-name="ce40" table:content-validation-name="val2" office:value-type="string" calcext:value-type="string">
            <text:p>black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5"/>
          <table:table-cell table:style-name="ce38"/>
          <table:table-cell table:style-name="ce33" table:content-validation-name="val2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7"/>
          <table:table-cell table:style-name="ce38"/>
          <table:table-cell table:style-name="ce33" table:content-validation-name="val2"/>
          <table:table-cell table:style-name="ce42" table:formula="of:=IF([.P42]&lt;&gt;CONCATENATE(&quot;Grp&quot;;[.O42]);1;0)" office:value-type="float" office:value="1" calcext:value-type="float">
            <text:p>1</text:p>
          </table:table-cell>
          <table:table-cell table:style-name="ce42"/>
          <table:table-cell table:number-columns-repeated="6"/>
          <table:table-cell table:style-name="ce38"/>
          <table:table-cell table:style-name="ce33" table:content-validation-name="val2"/>
          <table:table-cell table:style-name="ce4" table:formula="of:=IF([.Z42]&lt;&gt;CONCATENATE(&quot;Mtx&quot;;[.Y42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3]&lt;&gt;CONCATENATE(&quot;Grp&quot;;[.O43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3]&lt;&gt;CONCATENATE(&quot;Mtx&quot;;[.Y43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4]&lt;&gt;CONCATENATE(&quot;Grp&quot;;[.O44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4]&lt;&gt;CONCATENATE(&quot;Mtx&quot;;[.Y44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5]&lt;&gt;CONCATENATE(&quot;Grp&quot;;[.O45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5]&lt;&gt;CONCATENATE(&quot;Mtx&quot;;[.Y45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6]&lt;&gt;CONCATENATE(&quot;Grp&quot;;[.O46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6]&lt;&gt;CONCATENATE(&quot;Mtx&quot;;[.Y46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7]&lt;&gt;CONCATENATE(&quot;Grp&quot;;[.O47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7]&lt;&gt;CONCATENATE(&quot;Mtx&quot;;[.Y47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8]&lt;&gt;CONCATENATE(&quot;Grp&quot;;[.O48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8]&lt;&gt;CONCATENATE(&quot;Mtx&quot;;[.Y48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49]&lt;&gt;CONCATENATE(&quot;Grp&quot;;[.O49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49]&lt;&gt;CONCATENATE(&quot;Mtx&quot;;[.Y49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50]&lt;&gt;CONCATENATE(&quot;Grp&quot;;[.O50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50]&lt;&gt;CONCATENATE(&quot;Mtx&quot;;[.Y50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2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2"/>
          <table:table-cell table:style-name="ce42" table:formula="of:=IF([.P51]&lt;&gt;CONCATENATE(&quot;Grp&quot;;[.O51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2"/>
          <table:table-cell table:style-name="ce4" table:formula="of:=IF([.Z51]&lt;&gt;CONCATENATE(&quot;Mtx&quot;;[.Y51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2]&lt;&gt;CONCATENATE(&quot;Grp&quot;;[.O52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2]&lt;&gt;CONCATENATE(&quot;Mtx&quot;;[.Y52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3]&lt;&gt;CONCATENATE(&quot;Grp&quot;;[.O53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3]&lt;&gt;CONCATENATE(&quot;Mtx&quot;;[.Y53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4]&lt;&gt;CONCATENATE(&quot;Grp&quot;;[.O54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4]&lt;&gt;CONCATENATE(&quot;Mtx&quot;;[.Y54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5]&lt;&gt;CONCATENATE(&quot;Grp&quot;;[.O55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5]&lt;&gt;CONCATENATE(&quot;Mtx&quot;;[.Y55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6]&lt;&gt;CONCATENATE(&quot;Grp&quot;;[.O56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6]&lt;&gt;CONCATENATE(&quot;Mtx&quot;;[.Y56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7]&lt;&gt;CONCATENATE(&quot;Grp&quot;;[.O57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7]&lt;&gt;CONCATENATE(&quot;Mtx&quot;;[.Y57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8]&lt;&gt;CONCATENATE(&quot;Grp&quot;;[.O58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8]&lt;&gt;CONCATENATE(&quot;Mtx&quot;;[.Y58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9]&lt;&gt;CONCATENATE(&quot;Grp&quot;;[.O59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9]&lt;&gt;CONCATENATE(&quot;Mtx&quot;;[.Y59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0]&lt;&gt;CONCATENATE(&quot;Grp&quot;;[.O60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0]&lt;&gt;CONCATENATE(&quot;Mtx&quot;;[.Y60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1]&lt;&gt;CONCATENATE(&quot;Grp&quot;;[.O61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1]&lt;&gt;CONCATENATE(&quot;Mtx&quot;;[.Y61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2]&lt;&gt;CONCATENATE(&quot;Grp&quot;;[.O62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2]&lt;&gt;CONCATENATE(&quot;Mtx&quot;;[.Y6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3]&lt;&gt;CONCATENATE(&quot;Grp&quot;;[.O63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3]&lt;&gt;CONCATENATE(&quot;Mtx&quot;;[.Y6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55"/>
        </table:table-row>
        <table:table-row table:style-name="ro2">
          <table:table-cell table:number-columns-repeated="7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4" table:formula="of:=COUNTIF([.M2:.M63];1)" office:value-type="float" office:value="11" calcext:value-type="float">
            <text:p>11</text:p>
          </table:table-cell>
          <table:table-cell table:style-name="ce4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B2:.AB63];1)" office:value-type="float" office:value="22" calcext:value-type="float">
            <text:p>22</text:p>
          </table:table-cell>
          <table:table-cell table:style-name="ce4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L2:.AL63];1)" office:value-type="float" office:value="4" calcext:value-type="float">
            <text:p>4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2" table:number-rows-repeated="17">
          <table:table-cell table:number-columns-repeated="55"/>
        </table:table-row>
        <table:table-row table:style-name="ro2" table:number-rows-repeated="1048493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G3:Groups.G25 Groups.AK3:Groups.AK13 Groups.AP3:Groups.AP13 Groups.AU3:Groups.AU13 Groups.L3:Groups.L21 Groups.Q3:Groups.Q41 Groups.V3:Groups.V21 Groups.AA3:Groups.AA41 Groups.AF3:Groups.AF21 Groups.AY3:Groups.AY9 Groups.BC3:Groups.BC9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C2:Groups.C17 Groups.Q2:Groups.Q51 Groups.AA2:Groups.AA51 Groups.L2:Groups.L31 Groups.V2:Groups.V31 Groups.AF2:Groups.AF31 Groups.AK2:Groups.AK23 Groups.AP2:Groups.AP23 Groups.AU2:Groups.AU23 Groups.G2:Groups.G51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3" table:default-cell-style-name="ce50"/>
        <table:table-column table:style-name="co33" table:number-columns-repeated="2" table:default-cell-style-name="ce54"/>
        <table:table-column table:style-name="co33" table:number-columns-repeated="3" table:default-cell-style-name="Default"/>
        <table:table-row table:style-name="ro2">
          <table:table-cell table:style-name="ce48"/>
          <table:table-cell table:style-name="ce53" office:value-type="string" calcext:value-type="string">
            <text:p>Mono</text:p>
          </table:table-cell>
          <table:table-cell table:style-name="ce5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2"/>
        </table:table-row>
      </table:table>
      <table:table table:name="Misc" table:style-name="ta5"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1" table:number-columns-repeated="16381"/>
        <table:table-row table:style-name="ro4">
          <table:table-cell table:style-name="ce35" office:value-type="string" calcext:value-type="string">
            <text:p>Property</text:p>
          </table:table-cell>
          <table:table-cell table:style-name="ce35" office:value-type="string" calcext:value-type="string">
            <text:p>Value</text:p>
          </table:table-cell>
          <table:table-cell table:style-name="ce55" office:value-type="string" calcext:value-type="string">
            <text:p>Description</text:p>
          </table:table-cell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12:21:23.834716276</dc:date>
    <meta:editing-cycles>297</meta:editing-cycles>
    <meta:editing-duration>P1DT7H37M</meta:editing-duration>
    <meta:generator>LibreOffice/7.4.2.3$MacOSX_X86_64 LibreOffice_project/382eef1f22670f7f4118c8c2dd222ec7ad009daf</meta:generator>
    <meta:document-statistic meta:table-count="5" meta:cell-count="4775" meta:object-count="0"/>
    <meta:user-defined meta:name="AppVersion">15.0000</meta:user-defined>
  </office:meta>
</office:document-meta>
</file>